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5" manifest:media-type=""/>
  <manifest:file-entry manifest:full-path="ObjectReplacements/Object 7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stroke="none" draw:textarea-vertical-align="middle" draw:shadow="hidden" draw:shadow-offset-x="0.203cm" draw:shadow-offset-y="0.203cm" draw:ole-draw-aspect="1"/>
    </style:style>
    <style:style style:name="gr3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svg:stroke-color="#000000" draw:fill="none" draw:fill-color="#729fcf" draw:opacity="50%" draw:opacity-name="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8cm" fo:min-width="0.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3cm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15" style:family="graphic" style:parent-style-name="standard">
      <style:graphic-properties draw:stroke="dash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textarea-vertical-align="middle" draw:ole-draw-aspect="1"/>
    </style:style>
    <style:style style:name="gr18" style:family="graphic" style:parent-style-name="objectwithoutfill">
      <style:graphic-properties draw:stroke="dash" draw:stroke-dash="Fine_20_Dashed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000000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3333"/>
    </style:style>
    <style:style style:name="T4" style:family="text">
      <style:text-properties fo:color="#ff00cc"/>
    </style:style>
    <style:style style:name="T5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3.923cm" svg:height="0.962cm" svg:x="1.27cm" svg:y="1.016cm">
          <draw:text-box>
            <text:p>Systematics</text:p>
          </draw:text-box>
        </draw:frame>
        <draw:frame draw:style-name="gr1" draw:layer="layout" svg:width="2.754cm" svg:height="0.962cm" svg:x="1.778cm" svg:y="3.075cm">
          <draw:text-box>
            <text:p>Additive</text:p>
          </draw:text-box>
        </draw:frame>
        <draw:g>
          <draw:frame draw:style-name="gr2" draw:text-style-name="P1" draw:layer="layout" svg:width="3.944cm" svg:height="1.065cm" svg:x="21.082cm" svg:y="7.133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2" draw:text-style-name="P1" draw:layer="layout" svg:width="6.35cm" svg:height="2.342cm" svg:x="21.082cm" svg:y="8.707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5.669cm" svg:height="2.112cm" svg:x="21.082cm" svg:y="11.604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3" draw:text-style-name="P2" draw:layer="layout" svg:width="4.418cm" svg:height="0.725cm" svg:x="16.096cm" svg:y="3.127cm">
          <draw:text-box>
            <text:p text:style-name="P2"><text:span text:style-name="T1">Compensate</text:span><text:span text:style-name="T2"> B by E</text:span></text:p>
          </draw:text-box>
        </draw:frame>
        <draw:frame draw:style-name="gr4" draw:text-style-name="P3" xml:id="id1" draw:id="id1" draw:layer="layout" svg:width="4.231cm" svg:height="0.962cm" svg:x="6.42cm" svg:y="3.075cm">
          <draw:text-box>
            <text:p text:style-name="P3"><text:span text:style-name="T3">Misali</text:span><text:span text:style-name="T4">gnment</text:span></text:p>
          </draw:text-box>
        </draw:frame>
        <draw:g>
          <draw:g>
            <draw:line draw:style-name="gr5" draw:text-style-name="P1" draw:layer="layout" svg:x1="18.962cm" svg:y1="4.176cm" svg:x2="18.962cm" svg:y2="2.182cm">
              <text:p/>
            </draw:line>
            <draw:g>
              <draw:line draw:style-name="gr5" draw:text-style-name="P1" draw:layer="layout" svg:x1="18.461cm" svg:y1="5.593cm" svg:x2="17.177cm" svg:y2="7.361cm">
                <text:p/>
              </draw:line>
              <draw:g>
                <draw:g>
                  <draw:line draw:style-name="gr6" draw:text-style-name="P1" draw:layer="layout" svg:x1="21.056cm" svg:y1="1.843cm" svg:x2="21.056cm" svg:y2="4.505cm">
                    <text:p/>
                  </draw:line>
                  <draw:line draw:style-name="gr5" draw:text-style-name="P1" draw:layer="layout" svg:x1="21.082cm" svg:y1="4.501cm" svg:x2="19.841cm" svg:y2="6.209cm">
                    <text:p/>
                  </draw:line>
                  <draw:frame draw:style-name="gr7" draw:layer="layout" svg:width="1.296cm" svg:height="1.368cm" svg:x="21.056cm" svg:y="1.76cm">
                    <draw:text-box>
                      <text:p>B<text:span text:style-name="T5">0</text:span></text:p>
                    </draw:text-box>
                  </draw:frame>
                  <draw:frame draw:style-name="gr8" draw:layer="layout" svg:width="1.241cm" svg:height="1.114cm" svg:x="20.857cm" svg:y="5.076cm">
                    <draw:text-box>
                      <text:p>E<text:span text:style-name="T5">0</text:span></text:p>
                    </draw:text-box>
                  </draw:frame>
                  <draw:g>
                    <draw:line draw:style-name="gr9" draw:text-style-name="P1" draw:layer="layout" svg:x1="21.056cm" svg:y1="4.605cm" svg:x2="24.631cm" svg:y2="5.175cm">
                      <text:p/>
                    </draw:line>
                    <draw:path draw:style-name="gr10" draw:text-style-name="P1" draw:layer="layout" svg:width="15.075cm" svg:height="8.454cm" draw:transform="skewX (0.767421272101907) rotate (0.911934534167037) translate (15.494cm 7.54999999999999cm)" svg:viewBox="0 0 15076 8455" svg:d="M0 0c8144 1 15076 8455 15076 8455">
                      <text:p/>
                    </draw:path>
                    <draw:frame draw:style-name="gr11" draw:layer="layout" svg:width="0.678cm" svg:height="0.962cm" svg:x="23.638cm" svg:y="4.318cm">
                      <draw:text-box>
                        <text:p>β</text:p>
                      </draw:text-box>
                    </draw:frame>
                  </draw:g>
                </draw:g>
                <draw:line draw:style-name="gr6" draw:text-style-name="P1" draw:layer="layout" svg:x1="17.438cm" svg:y1="2.436cm" svg:x2="17.438cm" svg:y2="4.722cm">
                  <text:p/>
                </draw:line>
                <draw:frame draw:style-name="gr12" draw:text-style-name="P1" draw:layer="layout" svg:width="1.681cm" svg:height="1.016cm" svg:x="16.773cm" svg:y="1.274cm">
                  <text:p/>
                  <draw:object xlink:href="./Object 4" xlink:type="simple" xlink:show="embed" xlink:actuate="onLoad"/>
                  <draw:image xlink:href="./ObjectReplacements/Object 4" xlink:type="simple" xlink:show="embed" xlink:actuate="onLoad"/>
                </draw:frame>
                <draw:frame draw:style-name="gr12" draw:text-style-name="P1" draw:layer="layout" svg:width="1.612cm" svg:height="1.02cm" svg:x="18.454cm" svg:y="1.27cm">
                  <text:p/>
                  <draw:object xlink:href="./Object 5" xlink:type="simple" xlink:show="embed" xlink:actuate="onLoad"/>
                  <draw:image xlink:href="./ObjectReplacements/Object 5" xlink:type="simple" xlink:show="embed" xlink:actuate="onLoad"/>
                </draw:frame>
                <draw:line draw:style-name="gr6" draw:text-style-name="P1" draw:layer="layout" svg:x1="17.939cm" svg:y1="7.619cm" svg:x2="19.223cm" svg:y2="5.851cm">
                  <text:p/>
                </draw:line>
                <draw:frame draw:style-name="gr12" draw:text-style-name="P1" draw:layer="layout" svg:width="1.612cm" svg:height="1.092cm" svg:x="18.112cm" svg:y="7.116cm">
                  <text:p/>
                  <draw:object xlink:href="./Object 6" xlink:type="simple" xlink:show="embed" xlink:actuate="onLoad"/>
                  <draw:image xlink:href="./ObjectReplacements/Object 6" xlink:type="simple" xlink:show="embed" xlink:actuate="onLoad"/>
                </draw:frame>
                <draw:frame draw:style-name="gr12" draw:text-style-name="P1" draw:layer="layout" svg:width="1.612cm" svg:height="1.016cm" svg:x="15.914cm" svg:y="7.112cm">
                  <text:p/>
                  <draw:object xlink:href="./Object 7" xlink:type="simple" xlink:show="embed" xlink:actuate="onLoad"/>
                  <draw:image xlink:href="./ObjectReplacements/Object 7" xlink:type="simple" xlink:show="embed" xlink:actuate="onLoad"/>
                </draw:frame>
              </draw:g>
            </draw:g>
          </draw:g>
          <draw:g>
            <draw:line draw:style-name="gr13" draw:text-style-name="P1" draw:layer="layout" svg:x1="19.841cm" svg:y1="6.125cm" svg:x2="19.841cm" svg:y2="5.08cm">
              <text:p/>
            </draw:line>
            <draw:line draw:style-name="gr13" draw:text-style-name="P1" draw:layer="layout" svg:x1="18.962cm" svg:y1="2.256cm" svg:x2="19.679cm" svg:y2="1.27cm">
              <text:p/>
            </draw:line>
          </draw:g>
          <draw:g>
            <draw:line draw:style-name="gr14" draw:text-style-name="P1" draw:layer="layout" svg:x1="21.056cm" svg:y1="4.568cm" svg:x2="21.791cm" svg:y2="3.556cm">
              <text:p/>
            </draw:line>
            <draw:line draw:style-name="gr14" draw:text-style-name="P1" draw:layer="layout" svg:x1="17.438cm" svg:y1="4.723cm" svg:x2="18.173cm" svg:y2="3.711cm">
              <text:p/>
            </draw:line>
          </draw:g>
        </draw:g>
        <draw:frame draw:style-name="gr15" draw:text-style-name="P1" xml:id="id3" draw:id="id3" draw:layer="layout" svg:width="3.774cm" svg:height="1.673cm" svg:x="10.16cm" svg:y="8.524cm">
          <draw:text-box>
            <text:p text:style-name="P1">CW/CCW </text:p>
            <text:p text:style-name="P1">comparison</text:p>
          </draw:text-box>
        </draw:frame>
        <draw:connector draw:style-name="gr16" draw:text-style-name="P1" draw:layer="layout" svg:x1="8.535cm" svg:y1="4.037cm" svg:x2="10.266cm" svg:y2="6.428cm" draw:start-shape="id1" draw:start-glue-point="2" draw:end-shape="id2" draw:end-glue-point="3" svg:d="M8535 4037v2391h1731" svg:viewBox="0 0 1732 2392">
          <text:p/>
        </draw:connector>
        <draw:frame draw:style-name="gr15" draw:text-style-name="P1" xml:id="id2" draw:id="id2" draw:layer="layout" svg:width="3.563cm" svg:height="2.384cm" svg:x="10.266cm" svg:y="5.236cm">
          <draw:text-box>
            <text:p text:style-name="P1">Non-zero </text:p>
            <text:p text:style-name="P1">MDM </text:p>
            <text:p text:style-name="P1">precession</text:p>
          </draw:text-box>
        </draw:frame>
        <draw:connector draw:style-name="gr16" draw:text-style-name="P1" draw:layer="layout" draw:type="line" svg:x1="12.047cm" svg:y1="7.62cm" svg:x2="12.047cm" svg:y2="8.524cm" draw:start-shape="id2" draw:start-glue-point="2" draw:end-shape="id3" draw:end-glue-point="0" svg:d="M12047 7620v904" svg:viewBox="0 0 1 905">
          <text:p/>
        </draw:connector>
        <draw:frame draw:style-name="gr17" draw:text-style-name="P1" draw:layer="layout" svg:width="7.885cm" svg:height="2.108cm" svg:x="1.006cm" svg:y="8.306cm">
          <text:p text:style-name="P1"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6" draw:text-style-name="P1" draw:layer="layout" svg:x1="1.014cm" svg:y1="14.097cm" svg:x2="8.638cm" svg:y2="14.097cm">
          <text:p/>
        </draw:line>
        <draw:path draw:style-name="gr10" draw:text-style-name="P1" draw:layer="layout" svg:width="6.55cm" svg:height="3.771cm" draw:transform="skewX (0.0178023583703421) rotate (0.293215314335047) translate (0.663386731984877cm 12.3683648960373cm)" svg:viewBox="0 0 6551 3772" svg:d="M0 1664c2899 0 3942-2992 4522-952s2029 3060 2029 3060">
          <text:p/>
        </draw:path>
        <draw:line draw:style-name="gr18" draw:text-style-name="P1" draw:layer="layout" svg:x1="4.572cm" svg:y1="10.922cm" svg:x2="4.572cm" svg:y2="14.097cm">
          <text:p/>
        </draw:line>
        <draw:path draw:style-name="gr19" draw:text-style-name="P1" draw:layer="layout" svg:width="3.04cm" svg:height="1.765cm" draw:transform="skewX (-0.0549778714378214) rotate (-0.148527519344718) translate (3.14319894414415cm 12.285322041762cm)" svg:viewBox="0 0 3041 1766" svg:d="M0 1766c894 0 1341-1886 1520-1760s537 1509 805 1383c268-125 716 1 716 1">
          <text:p/>
        </draw:path>
        <draw:frame draw:style-name="gr12" draw:text-style-name="P1" draw:layer="layout" svg:width="2.12cm" svg:height="0.838cm" svg:x="8.294cm" svg:y="14.1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3" draw:text-style-name="P1" draw:layer="layout" svg:x1="2.794cm" svg:y1="14.478cm" svg:x2="6.35cm" svg:y2="14.478cm">
          <text:p/>
        </draw:line>
        <draw:frame draw:style-name="gr12" draw:text-style-name="P1" draw:layer="layout" svg:width="2.12cm" svg:height="1.092cm" svg:x="6.096cm" svg:y="14.47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5-31T12:13:03.458184769</meta:creation-date>
    <dc:date>2017-05-31T19:18:05.968142168</dc:date>
    <dc:creator>Alex Aksentyev</dc:creator>
    <meta:editing-duration>PT37M28S</meta:editing-duration>
    <meta:editing-cycles>12</meta:editing-cycles>
    <meta:generator>LibreOffice/4.3.3.2$Linux_X86_64 LibreOffice_project/430m0$Build-2</meta:generator>
    <meta:document-statistic meta:object-count="70"/>
  </office:meta>
</office:document-meta>
</file>

<file path=Object 1/content.xml><?xml version="1.0" encoding="utf-8"?>
<math xmlns="http://www.w3.org/1998/Math/MathML" display="block">
  <semantics>
    <mrow>
      <mover accent="true">
        <mi mathvariant="normal">Ω</mi>
        <mo stretchy="false">⃗</mo>
      </mover>
      <mo stretchy="false">=</mo>
      <mrow>
        <msub>
          <mover accent="true">
            <mi mathvariant="normal">Ω</mi>
            <mo stretchy="false">⃗</mo>
          </mover>
          <mi mathvariant="italic">EDM</mi>
        </msub>
        <mo stretchy="false">+</mo>
        <msub>
          <mover accent="true">
            <mi mathvariant="normal">Ω</mi>
            <mo stretchy="false">⃗</mo>
          </mover>
          <mi mathvariant="italic">MDM</mi>
        </msub>
      </mrow>
    </mrow>
    <annotation encoding="StarMath 5.0">{vec %OMEGA} = {vec %OMEGA}_{ EDM } + {vec %OMEGA}_{ MDM } </annotation>
  </semantics>
</math>
</file>

<file path=Object 10/content.xml><?xml version="1.0" encoding="utf-8"?>
<math xmlns="http://www.w3.org/1998/Math/MathML" display="block">
  <semantics>
    <msubsup>
      <mi mathvariant="normal">Ω</mi>
      <mi mathvariant="italic">MDM</mi>
      <mrow>
        <mi mathvariant="italic">CW</mi>
        <mo stretchy="false">/</mo>
        <mi mathvariant="italic">CCW</mi>
      </mrow>
    </msubsup>
    <annotation encoding="StarMath 5.0">%OMEGA^{ CW/CCW }_{ MDM }</annotation>
  </semantics>
</math>
</file>

<file path=Object 2/content.xml><?xml version="1.0" encoding="utf-8"?>
<math xmlns="http://www.w3.org/1998/Math/MathML" display="block">
  <semantics>
    <mrow>
      <msub>
        <mover accent="true">
          <mi mathvariant="normal">Ω</mi>
          <mo stretchy="false">⃗</mo>
        </mover>
        <mi mathvariant="italic">MDM</mi>
      </msub>
      <mo stretchy="false">=</mo>
      <mrow>
        <munder>
          <munder>
            <mrow>
              <msub>
                <mi>a</mi>
                <mn>0</mn>
              </msub>
              <mrow>
                <mo fence="true" stretchy="false">(</mo>
                <mrow>
                  <mrow>
                    <mi mathvariant="normal">γ</mi>
                    <mi>G</mi>
                  </mrow>
                </mrow>
                <mo fence="true" stretchy="false">)</mo>
              </mrow>
              <mover accent="true">
                <mi>B</mi>
                <mo stretchy="false">⃗</mo>
              </mover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MDM</mi>
            <mi>B</mi>
          </msubsup>
        </munder>
        <mo stretchy="false">−</mo>
        <munder>
          <munder>
            <mrow>
              <msub>
                <mi>a</mi>
                <mn>1</mn>
              </msub>
              <mrow>
                <mo fence="true" stretchy="false">(</mo>
                <mrow>
                  <mrow>
                    <mi mathvariant="normal">γ</mi>
                    <mi>G</mi>
                  </mrow>
                </mrow>
                <mo fence="true" stretchy="false">)</mo>
              </mrow>
              <mrow>
                <mover accent="true">
                  <mi mathvariant="normal">β</mi>
                  <mo stretchy="false">⃗</mo>
                </mover>
                <mo stretchy="false">×</mo>
                <mover accent="true">
                  <mi>E</mi>
                  <mo stretchy="false">⃗</mo>
                </mover>
              </mrow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MDM</mi>
            <mi>E</mi>
          </msubsup>
        </munder>
      </mrow>
    </mrow>
    <annotation encoding="StarMath 5.0">{ vec %OMEGA }_{ MDM } = {a_0(%gamma G) vec B} underbrace {{vec %OMEGA}_{MDM}^B} - {a_1( %gamma G )vec%beta times vec E} underbrace { {vec %OMEGA}_{MDM}^E }</annotation>
  </semantics>
</math>
</file>

<file path=Object 3/content.xml><?xml version="1.0" encoding="utf-8"?>
<math xmlns="http://www.w3.org/1998/Math/MathML" display="block">
  <semantics>
    <mrow>
      <msub>
        <mover accent="true">
          <mi mathvariant="normal">Ω</mi>
          <mo stretchy="false">⃗</mo>
        </mover>
        <mi mathvariant="italic">EDM</mi>
      </msub>
      <mo stretchy="false">=</mo>
      <mrow>
        <munder>
          <munder>
            <mrow>
              <msub>
                <mi>b</mi>
                <mn>0</mn>
              </msub>
              <mrow>
                <mover accent="true">
                  <mi mathvariant="normal">β</mi>
                  <mo stretchy="false">⃗</mo>
                </mover>
                <mo stretchy="false">×</mo>
                <mover accent="true">
                  <mi>B</mi>
                  <mo stretchy="false">⃗</mo>
                </mover>
              </mrow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EDM</mi>
            <mi>B</mi>
          </msubsup>
        </munder>
        <mo stretchy="false">+</mo>
        <munder>
          <munder>
            <mrow>
              <msub>
                <mi>b</mi>
                <mn>1</mn>
              </msub>
              <mover accent="true">
                <mi>E</mi>
                <mo stretchy="false">⃗</mo>
              </mover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EDM</mi>
            <mi>E</mi>
          </msubsup>
        </munder>
      </mrow>
    </mrow>
    <annotation encoding="StarMath 5.0">{vec %OMEGA}_{ EDM } = {b_0 vec %beta times vec B} underbrace {{vec %OMEGA}_{EDM}^B} + {b_1 vec E} underbrace { {vec %OMEGA}_{EDM}^E }</annotation>
  </semantics>
</math>
</file>

<file path=Object 4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MDM</mi>
      <msub>
        <mi>B</mi>
        <mn>0</mn>
      </msub>
    </msubsup>
    <annotation encoding="StarMath 5.0">{ vec%OMEGA }_{ MDM }^{ B_0 }
</annotation>
  </semantics>
</math>
</file>

<file path=Object 5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MDM</mi>
      <msub>
        <mi>E</mi>
        <mn>0</mn>
      </msub>
    </msubsup>
    <annotation encoding="StarMath 5.0">{ vec%OMEGA }_{ MDM }^{ E_0 }</annotation>
  </semantics>
</math>
</file>

<file path=Object 6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EDM</mi>
      <msub>
        <mi>B</mi>
        <mn>0</mn>
      </msub>
    </msubsup>
    <annotation encoding="StarMath 5.0">{ vec %OMEGA }_{ EDM }^{ B_0 }</annotation>
  </semantics>
</math>
</file>

<file path=Object 7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EDM</mi>
      <msub>
        <mi>E</mi>
        <mn>0</mn>
      </msub>
    </msubsup>
    <annotation encoding="StarMath 5.0">{ vec %OMEGA }_{ EDM }^{ E_0 }</annotation>
  </semantics>
</math>
</file>

<file path=Object 8/content.xml><?xml version="1.0" encoding="utf-8"?>
<math xmlns="http://www.w3.org/1998/Math/MathML" display="block">
  <semantics>
    <mrow>
      <msub>
        <mover accent="true">
          <mi mathvariant="normal">Ω</mi>
          <mo stretchy="false">^</mo>
        </mover>
        <mi mathvariant="italic">EDM</mi>
      </msub>
      <mo stretchy="false">=</mo>
      <mrow>
        <mfrac>
          <mrow>
            <msup>
              <mover accent="true">
                <mi mathvariant="normal">Ω</mi>
                <mo stretchy="false">^</mo>
              </mover>
              <mi mathvariant="italic">CW</mi>
            </msup>
            <mo stretchy="false">+</mo>
            <msup>
              <mover accent="true">
                <mi mathvariant="normal">Ω</mi>
                <mo stretchy="false">^</mo>
              </mover>
              <mi mathvariant="italic">CCW</mi>
            </msup>
          </mrow>
          <mn>2</mn>
        </mfrac>
        <mo stretchy="false">+</mo>
        <mfrac>
          <mrow>
            <msubsup>
              <mi mathvariant="normal">Ω</mi>
              <mi mathvariant="italic">MDM</mi>
              <mi mathvariant="italic">CW</mi>
            </msubsup>
            <mo stretchy="false">−</mo>
            <msubsup>
              <mi mathvariant="normal">Ω</mi>
              <mi mathvariant="italic">MDM</mi>
              <mi mathvariant="italic">CCW</mi>
            </msubsup>
          </mrow>
          <mn>2</mn>
        </mfrac>
      </mrow>
    </mrow>
    <annotation encoding="StarMath 5.0">{hat %OMEGA}_{ EDM } = {{hat%OMEGA}^{ CW } + {hat%OMEGA}^{ CCW }} over 2 + { %OMEGA^{CW}_{MDM} -%OMEGA^{CCW}_{MDM} } over 2</annotation>
  </semantics>
</math>
</file>

<file path=Object 9/content.xml><?xml version="1.0" encoding="utf-8"?>
<math xmlns="http://www.w3.org/1998/Math/MathML" display="block">
  <semantics>
    <msup>
      <mover accent="true">
        <mi mathvariant="normal">Ω</mi>
        <mo stretchy="false">^</mo>
      </mover>
      <mrow>
        <mi mathvariant="italic">CW</mi>
        <mo stretchy="false">/</mo>
        <mi mathvariant="italic">CCW</mi>
      </mrow>
    </msup>
    <annotation encoding="StarMath 5.0">{hat%OMEGA}^{ CW/CCW }</annotation>
  </semantics>
</math>
</file>